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5pt" officeooo:rsid="001d7997" officeooo:paragraph-rsid="001d7997" style:font-size-asian="15pt" style:font-size-complex="15pt"/>
    </style:style>
    <style:style style:name="P2" style:family="paragraph" style:parent-style-name="Standard">
      <style:text-properties style:font-name="Bitstream Charter" fo:font-size="15pt" officeooo:rsid="001d7997" officeooo:paragraph-rsid="0024eb83" style:font-size-asian="15pt" style:font-size-complex="15pt"/>
    </style:style>
    <style:style style:name="P3" style:family="paragraph" style:parent-style-name="Standard">
      <style:text-properties style:font-name="Bitstream Charter" fo:font-size="15pt" officeooo:rsid="001d7997" officeooo:paragraph-rsid="0025c2f5" style:font-size-asian="15pt" style:font-size-complex="15pt"/>
    </style:style>
    <style:style style:name="P4" style:family="paragraph" style:parent-style-name="Standard">
      <style:text-properties style:font-name="Bitstream Charter" fo:font-size="15pt" officeooo:rsid="001d7997" officeooo:paragraph-rsid="003245bb" style:font-size-asian="15pt" style:font-size-complex="15pt"/>
    </style:style>
    <style:style style:name="P5" style:family="paragraph" style:parent-style-name="Standard">
      <style:text-properties style:font-name="Bitstream Charter" fo:font-size="15pt" officeooo:rsid="001e7c40" officeooo:paragraph-rsid="001e7c40" style:font-size-asian="15pt" style:font-size-complex="15pt"/>
    </style:style>
    <style:style style:name="P6" style:family="paragraph" style:parent-style-name="Standard">
      <style:text-properties style:font-name="Bitstream Charter" fo:font-size="15pt" officeooo:rsid="00204d58" officeooo:paragraph-rsid="00204d58" style:font-size-asian="15pt" style:font-size-complex="15pt"/>
    </style:style>
    <style:style style:name="P7" style:family="paragraph" style:parent-style-name="Standard">
      <style:text-properties style:font-name="Bitstream Charter" fo:font-size="15pt" officeooo:rsid="00210e32" officeooo:paragraph-rsid="00210e32" style:font-size-asian="15pt" style:font-size-complex="15pt"/>
    </style:style>
    <style:style style:name="P8" style:family="paragraph" style:parent-style-name="Standard">
      <style:text-properties style:font-name="Bitstream Charter" fo:font-size="15pt" officeooo:rsid="00235293" officeooo:paragraph-rsid="00235293" style:font-size-asian="15pt" style:font-size-complex="15pt"/>
    </style:style>
    <style:style style:name="P9" style:family="paragraph" style:parent-style-name="Standard">
      <style:text-properties style:font-name="Bitstream Charter" fo:font-size="15pt" officeooo:rsid="0024731a" officeooo:paragraph-rsid="0024731a" style:font-size-asian="15pt" style:font-size-complex="15pt"/>
    </style:style>
    <style:style style:name="P10" style:family="paragraph" style:parent-style-name="Standard">
      <style:text-properties style:font-name="Bitstream Charter" fo:font-size="15pt" officeooo:rsid="0024eb83" officeooo:paragraph-rsid="0024eb83" style:font-size-asian="15pt" style:font-size-complex="15pt"/>
    </style:style>
    <style:style style:name="P11" style:family="paragraph" style:parent-style-name="Standard">
      <style:text-properties style:font-name="Bitstream Charter" fo:font-size="15pt" style:text-underline-style="solid" style:text-underline-width="auto" style:text-underline-color="font-color" officeooo:rsid="001e7c40" officeooo:paragraph-rsid="001e7c40" style:font-size-asian="15pt" style:font-size-complex="15pt"/>
    </style:style>
    <style:style style:name="P12" style:family="paragraph" style:parent-style-name="Standard">
      <style:text-properties style:font-name="Bitstream Charter" fo:font-size="15pt" style:text-underline-style="solid" style:text-underline-width="auto" style:text-underline-color="font-color" officeooo:rsid="0024eb83" officeooo:paragraph-rsid="0024eb83" style:font-size-asian="15pt" style:font-size-complex="15pt"/>
    </style:style>
    <style:style style:name="P13" style:family="paragraph" style:parent-style-name="Standard">
      <style:text-properties style:font-name="Bitstream Charter" fo:font-size="15pt" officeooo:rsid="002df6ca" officeooo:paragraph-rsid="002df6ca" fo:background-color="#ffff00" style:font-size-asian="15pt" style:font-size-complex="15pt"/>
    </style:style>
    <style:style style:name="P14" style:family="paragraph" style:parent-style-name="Standard">
      <style:text-properties style:font-name="Bitstream Charter" fo:font-size="15pt" officeooo:rsid="002f41ac" officeooo:paragraph-rsid="002f41ac" fo:background-color="#ffff00" style:font-size-asian="15pt" style:font-size-complex="15pt"/>
    </style:style>
    <style:style style:name="P15" style:family="paragraph" style:parent-style-name="Standard">
      <style:text-properties style:font-name="Bitstream Charter" fo:font-size="15pt" officeooo:rsid="0030ceab" officeooo:paragraph-rsid="0030ceab" fo:background-color="#ffff00" style:font-size-asian="15pt" style:font-size-complex="15pt"/>
    </style:style>
    <style:style style:name="P16" style:family="paragraph" style:parent-style-name="Standard">
      <style:text-properties style:font-name="Bitstream Charter" fo:font-size="15pt" officeooo:rsid="0031f1ea" officeooo:paragraph-rsid="0031f1ea" fo:background-color="#ffff00" style:font-size-asian="15pt" style:font-size-complex="15pt"/>
    </style:style>
    <style:style style:name="P17" style:family="paragraph" style:parent-style-name="Standard">
      <style:text-properties style:font-name="Bitstream Charter" fo:font-size="16pt" officeooo:rsid="001d7997" officeooo:paragraph-rsid="001d7997" style:font-size-asian="16pt" style:font-size-complex="16pt"/>
    </style:style>
    <style:style style:name="P18" style:family="paragraph" style:parent-style-name="Standard">
      <style:text-properties fo:color="#ff00cc" style:font-name="Bitstream Charter" fo:font-size="15pt" officeooo:rsid="0027e22c" officeooo:paragraph-rsid="0027e22c" style:font-size-asian="15pt" style:font-size-complex="15pt"/>
    </style:style>
    <style:style style:name="P19" style:family="paragraph" style:parent-style-name="Standard">
      <style:text-properties fo:color="#ff00cc" style:font-name="Bitstream Charter" fo:font-size="15pt" officeooo:rsid="002bc0a4" officeooo:paragraph-rsid="002bc0a4" style:font-size-asian="15pt" style:font-size-complex="15pt"/>
    </style:style>
    <style:style style:name="P20" style:family="paragraph" style:parent-style-name="Standard">
      <style:text-properties fo:color="#ff00cc" style:font-name="Bitstream Charter" fo:font-size="15pt" officeooo:rsid="002d068a" officeooo:paragraph-rsid="002d068a" style:font-size-asian="15pt" style:font-size-complex="15pt"/>
    </style:style>
    <style:style style:name="P21" style:family="paragraph" style:parent-style-name="Standard">
      <style:text-properties fo:color="#ff00cc" style:font-name="Bitstream Charter" fo:font-size="15pt" officeooo:rsid="0024eb83" officeooo:paragraph-rsid="0024eb83" style:font-size-asian="15pt" style:font-size-complex="15pt"/>
    </style:style>
    <style:style style:name="P22" style:family="paragraph" style:parent-style-name="Standard">
      <style:text-properties fo:color="#ff00cc" style:font-name="Bitstream Charter" fo:font-size="15pt" officeooo:rsid="002df6ca" officeooo:paragraph-rsid="002df6ca" style:font-size-asian="15pt" style:font-size-complex="15pt"/>
    </style:style>
    <style:style style:name="P23" style:family="paragraph" style:parent-style-name="Standard">
      <style:text-properties style:font-name="Bitstream Charter" fo:font-size="15pt" officeooo:rsid="003245bb" officeooo:paragraph-rsid="003245bb" fo:background-color="#ffff00" style:font-size-asian="15pt" style:font-size-complex="15pt"/>
    </style:style>
    <style:style style:name="P24" style:family="paragraph" style:parent-style-name="Standard">
      <style:text-properties style:font-name="Bitstream Charter" fo:font-size="15pt" officeooo:rsid="001f7968" officeooo:paragraph-rsid="002f41ac" fo:background-color="#ffff00" style:font-size-asian="15pt" style:font-size-complex="15pt"/>
    </style:style>
    <style:style style:name="P25" style:family="paragraph" style:parent-style-name="Standard">
      <style:text-properties style:font-name="Bitstream Charter" fo:font-size="15pt" officeooo:rsid="00210e32" officeooo:paragraph-rsid="002df6ca" fo:background-color="#ffff00" style:font-size-asian="15pt" style:font-size-complex="15pt"/>
    </style:style>
    <style:style style:name="P26" style:family="paragraph" style:parent-style-name="Standard">
      <style:text-properties style:font-name="Bitstream Charter" fo:font-size="15pt" officeooo:rsid="00223968" officeooo:paragraph-rsid="0030ceab" fo:background-color="#ffff00" style:font-size-asian="15pt" style:font-size-complex="15pt"/>
    </style:style>
    <style:style style:name="P27" style:family="paragraph" style:parent-style-name="Standard">
      <style:text-properties style:font-name="Bitstream Charter" fo:font-size="15pt" officeooo:rsid="00235293" officeooo:paragraph-rsid="0031f1ea" fo:background-color="#ffff00" style:font-size-asian="15pt" style:font-size-complex="15pt"/>
    </style:style>
    <style:style style:name="P28" style:family="paragraph" style:parent-style-name="Standard">
      <style:text-properties style:font-name="Bitstream Charter" fo:font-size="15pt" officeooo:rsid="001e7c40" officeooo:paragraph-rsid="001d7997" style:font-size-asian="15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245b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*</text:p>
      <text:p text:style-name="P17"><text:s text:c="3"/>ITSE 1345 </text:p>
      <text:p text:style-name="P17"><text:s text:c="3"/>Lab 2 */ </text:p>
      <text:p text:style-name="P3"><text:s/>*********************************** </text:p>
      <text:p text:style-name="P3"><text:s text:c="2"/></text:p>
      <text:p text:style-name="P1">set serveroutput on; </text:p>
      <text:p text:style-name="P1"/>
      <text:p text:style-name="P1">/ </text:p>
      <text:p text:style-name="P1"/>
      <text:p text:style-name="P1">-- Opening cleanup </text:p>
      <text:p text:style-name="P1"/>
      <text:p text:style-name="P1">--drop table Theater; </text:p>
      <text:p text:style-name="P1">--drop sequence temp_seq; </text:p>
      <text:p text:style-name="P1">--drop table Student; </text:p>
      <text:p text:style-name="P1">--drop table Course; </text:p>
      <text:p text:style-name="P1">--drop table Student_Course; </text:p>
      <text:p text:style-name="P1">--drop table Temp_Table; </text:p>
      <text:p text:style-name="P1">--/ </text:p>
      <text:p text:style-name="P1"/>
      <text:p text:style-name="P1">*********************************** </text:p>
      <text:p text:style-name="P4"><text:span text:style-name="T1">1. </text:span><text:span text:style-name="T2">SQL&gt; SQL&gt; SQL&gt; SQL&gt; <text:s text:c="2"/>2 <text:s/>SQL&gt; SP2-0310: unable to open file "with.sql" </text:span></text:p>
      <text:p text:style-name="P23">SQL&gt; SQL&gt; SP2-0734: unknown command beginning "increment ..." - rest of line ignored. </text:p>
      <text:p text:style-name="P4"/>
      <text:p text:style-name="P23">ERROR at line 3: </text:p>
      <text:p text:style-name="P23">ORA-06550: line 3, column 19: </text:p>
      <text:p text:style-name="P23">PLS-00201: identifier 'TEMP_SEQ.NEXTVAL' must be declared </text:p>
      <text:p text:style-name="P23">ORA-06550: line 3, column 9: </text:p>
      <text:p text:style-name="P23">PL/SQL: Item ignored </text:p>
      <text:p text:style-name="P23"/>
      <text:p text:style-name="P2">*********************************** </text:p>
      <text:p text:style-name="P1">create table Theater (Row_number number(3)); </text:p>
      <text:p text:style-name="P1"><text:s text:c="2"/></text:p>
      <text:p text:style-name="P1">create sequence temp_seq </text:p>
      <text:p text:style-name="P1"><text:s text:c="2"/>start with 1 </text:p>
      <text:p text:style-name="P1"><text:s text:c="2"/>increment by 1; </text:p>
      <text:p text:style-name="P1"><text:soft-page-break/><text:s/></text:p>
      <text:p text:style-name="P1">declare </text:p>
      <text:p text:style-name="P1"><text:s text:c="2"/>list# number := temp_seq.nextval; </text:p>
      <text:p text:style-name="P1"><text:s text:c="2"/>C_XYZ constant number(10) := 10; </text:p>
      <text:p text:style-name="P1"><text:s text:c="2"/>V_Counter1 binary_integer; </text:p>
      <text:p text:style-name="P1"><text:s text:c="2"/>V_Row_number Theater.Row_number%type; </text:p>
      <text:p text:style-name="P1"><text:s text:c="2"/>String_A varchar2(50); -- had to name String_A (SQL keyword) </text:p>
      <text:p text:style-name="P1"/>
      <text:p text:style-name="P1">begin </text:p>
      <text:p text:style-name="P1"><text:s text:c="2"/>null; </text:p>
      <text:p text:style-name="P1"/>
      <text:p text:style-name="P1">end; </text:p>
      <text:p text:style-name="P1">/ </text:p>
      <text:p text:style-name="P28">OUTPUT</text:p>
      <text:p text:style-name="P1"/>
      <text:p text:style-name="P1"/>
      <text:p text:style-name="P1"/>
      <text:p text:style-name="P1">*********************************** </text:p>
      <text:p text:style-name="P1">2 .</text:p>
      <text:p text:style-name="P2">*********************************** </text:p>
      <text:p text:style-name="P1"/>
      <text:p text:style-name="P1">begin </text:p>
      <text:p text:style-name="P1"><text:s text:c="2"/>execute immediate </text:p>
      <text:p text:style-name="P1"><text:s text:c="2"/>'create table Student( </text:p>
      <text:p text:style-name="P1"><text:s text:c="2"/>Stu_ID number(5), </text:p>
      <text:p text:style-name="P1"><text:s text:c="2"/>Lname varchar2(10), </text:p>
      <text:p text:style-name="P1"><text:s text:c="2"/>Fname varchar2(8), </text:p>
      <text:p text:style-name="P1"><text:s text:c="2"/>Mi varchar2(2), </text:p>
      <text:p text:style-name="P1"><text:s text:c="2"/>Sex varchar2(3), </text:p>
      <text:p text:style-name="P1"><text:s text:c="2"/>Major varchar2(9), </text:p>
      <text:p text:style-name="P1"><text:s text:c="2"/>Home_State varchar2(10))'; </text:p>
      <text:p text:style-name="P1"/>
      <text:p text:style-name="P1"><text:s text:c="2"/>execute immediate </text:p>
      <text:p text:style-name="P1"><text:s text:c="2"/>'create table Course( </text:p>
      <text:p text:style-name="P1"><text:s text:c="2"/>Course_ID varchar(8), </text:p>
      <text:p text:style-name="P1"><text:s text:c="2"/>Section# number(8), </text:p>
      <text:p text:style-name="P1"><text:s text:c="2"/>C_Name varchar2(19), </text:p>
      <text:p text:style-name="P1"><text:soft-page-break/><text:s text:c="2"/>C_Description varchar2(23))'; </text:p>
      <text:p text:style-name="P1"><text:s text:c="2"/></text:p>
      <text:p text:style-name="P1"><text:s text:c="2"/>execute immediate </text:p>
      <text:p text:style-name="P1"><text:s text:c="2"/>'create table Student_Course( </text:p>
      <text:p text:style-name="P1"><text:s text:c="2"/>Stu_ID number(5), </text:p>
      <text:p text:style-name="P1"><text:s text:c="2"/>Course_ID varchar(8), </text:p>
      <text:p text:style-name="P1"><text:s text:c="2"/>Section# number(3))'; </text:p>
      <text:p text:style-name="P1"><text:s text:c="2"/></text:p>
      <text:p text:style-name="P1">end; </text:p>
      <text:p text:style-name="P1">/ </text:p>
      <text:p text:style-name="P1"><text:s text:c="2"/></text:p>
      <text:p text:style-name="P1">begin </text:p>
      <text:p text:style-name="P1"><text:s text:c="2"/>insert into Student </text:p>
      <text:p text:style-name="P1"><text:s text:c="4"/>values(10001, 'Smith', 'Ron', 'M', 'M', 'Math', 'Tx'); </text:p>
      <text:p text:style-name="P1"><text:s text:c="2"/>insert into Student </text:p>
      <text:p text:style-name="P1"><text:s text:c="4"/>values(10002, 'Jones', 'Peter', 'A', 'M', 'English', 'Tx'); </text:p>
      <text:p text:style-name="P1"><text:s text:c="2"/>insert into Student </text:p>
      <text:p text:style-name="P1"><text:s text:c="4"/>values(10003, 'Peters', 'Anne', 'A', 'F', 'English', 'Me'); </text:p>
      <text:p text:style-name="P1"><text:s text:c="2"/>insert into Student </text:p>
      <text:p text:style-name="P1"><text:s text:c="4"/>values(10004, 'Johnson', 'John', 'J', 'M', 'CompSci', 'Ca'); </text:p>
      <text:p text:style-name="P1"><text:s text:c="2"/>insert into Student </text:p>
      <text:p text:style-name="P1"><text:s text:c="4"/>values(10005, 'Penders', 'Alton', 'P', 'F', 'Math', 'Ga'); </text:p>
      <text:p text:style-name="P1"><text:s text:c="2"/>insert into Student </text:p>
      <text:p text:style-name="P1"><text:s text:c="4"/>values(10006, 'Allen', 'Diane', 'J', 'F', 'Geography', 'Minn'); </text:p>
      <text:p text:style-name="P1"><text:s text:c="2"/>insert into Student </text:p>
      <text:p text:style-name="P1"><text:s text:c="4"/>values(10007, 'Gill', 'Jennifer', null, 'F', 'CompSci', 'Tx'); </text:p>
      <text:p text:style-name="P1"><text:s text:c="2"/>insert into Student </text:p>
      <text:p text:style-name="P1"><text:s text:c="4"/>values(10008, 'Johns', 'Roberta', null, 'F', 'CompSci', 'Tx'); </text:p>
      <text:p text:style-name="P1"><text:s text:c="2"/>insert into Student </text:p>
      <text:p text:style-name="P1"><text:s text:c="4"/>values(10009, 'Wier', 'Paul', null, 'M', 'Math', 'Ala'); </text:p>
      <text:p text:style-name="P1"><text:s text:c="2"/>insert into Student </text:p>
      <text:p text:style-name="P1"><text:s text:c="4"/>values(10010, 'Evans', 'Richard', null, 'M', 'English', 'Tx'); </text:p>
      <text:p text:style-name="P1"><text:s text:c="4"/></text:p>
      <text:p text:style-name="P1"><text:s text:c="2"/>insert into Course </text:p>
      <text:p text:style-name="P1"><text:s text:c="4"/>values('COSC1300', 001, 'Intro to Comp.', 'First Computer Course'); </text:p>
      <text:p text:style-name="P1"><text:s text:c="2"/>insert into Course </text:p>
      <text:p text:style-name="P1"><text:s text:c="4"/>values('ITSE2309', 001, 'Intro to DB', 'First Database Course'); </text:p>
      <text:p text:style-name="P1"><text:soft-page-break/><text:s text:c="2"/>insert into Course </text:p>
      <text:p text:style-name="P1"><text:s text:c="4"/>values('GEOG1791', 002, 'World Geography', 'Second Geography Course'); </text:p>
      <text:p text:style-name="P1"><text:s text:c="2"/>insert into Course </text:p>
      <text:p text:style-name="P1"><text:s text:c="4"/>values('COSC1315', 001, 'Intro to Prog.', 'Second Computer Course'); </text:p>
      <text:p text:style-name="P1"><text:s text:c="2"/>insert into Course </text:p>
      <text:p text:style-name="P1"><text:s text:c="4"/>values('ITSE1345', 001, 'Intro to DB Prog.', 'Second Database Course'); </text:p>
      <text:p text:style-name="P1"><text:s text:c="2"/>insert into Course </text:p>
      <text:p text:style-name="P1"><text:s text:c="4"/>values('ENGL2617', 002, 'English Literature', 'Second English Course');<text:tab/> </text:p>
      <text:p text:style-name="P1"><text:s text:c="2"/>insert into Course </text:p>
      <text:p text:style-name="P1"><text:s text:c="4"/>values('MATH1101', <text:s/>001, 'Calculus 1', 'Second Math Course'); </text:p>
      <text:p text:style-name="P1"><text:s text:c="2"/>insert into Course </text:p>
      <text:p text:style-name="P1"><text:s text:c="4"/>values('ENGL1001', 001, 'American Literature', 'First English Course'); </text:p>
      <text:p text:style-name="P1"><text:s text:c="2"/>insert into Course </text:p>
      <text:p text:style-name="P1"><text:s text:c="4"/>values('MATH1011', 001, 'Trig. &amp;' || 'Algebra', 'First Math Course'); </text:p>
      <text:p text:style-name="P1"><text:s text:c="2"/>insert into Course </text:p>
      <text:p text:style-name="P1"><text:s text:c="4"/>values('GEOG1010', 001, 'Texas Geography', 'First Geography Course'); </text:p>
      <text:p text:style-name="P1"/>
      <text:p text:style-name="P1"><text:s text:c="2"/>insert into Student_Course </text:p>
      <text:p text:style-name="P1"><text:s text:c="4"/>values(10001, 'MATH1101', 001); </text:p>
      <text:p text:style-name="P1"><text:s text:c="2"/>insert into Student_Course </text:p>
      <text:p text:style-name="P1"><text:s text:c="4"/>values(10002, 'ENGL2617', 002); </text:p>
      <text:p text:style-name="P1"><text:s text:c="2"/>insert into Student_Course </text:p>
      <text:p text:style-name="P1"><text:s text:c="4"/>values(10003, 'ENGL1001', 001); </text:p>
      <text:p text:style-name="P1"><text:s text:c="2"/>insert into Student_Course </text:p>
      <text:p text:style-name="P1"><text:s text:c="4"/>values(10003, 'ENGL2617', 002); </text:p>
      <text:p text:style-name="P1"><text:s text:c="2"/>insert into Student_Course </text:p>
      <text:p text:style-name="P1"><text:s text:c="4"/>values(10003, 'GEOG1010', 001); </text:p>
      <text:p text:style-name="P1"><text:s text:c="2"/>insert into Student_Course </text:p>
      <text:p text:style-name="P1"><text:s text:c="4"/>values(10004, 'COSC1315', 001); </text:p>
      <text:p text:style-name="P1"><text:s text:c="2"/>insert into Student_Course </text:p>
      <text:p text:style-name="P1"><text:s text:c="4"/>values(10005, 'MATH1101', 001); </text:p>
      <text:p text:style-name="P1"><text:s text:c="2"/>insert into Student_Course </text:p>
      <text:p text:style-name="P1"><text:s text:c="4"/>values(10006, 'GEOG1010', 001); </text:p>
      <text:p text:style-name="P1"><text:s text:c="2"/>insert into Student_Course </text:p>
      <text:p text:style-name="P1"><text:s text:c="4"/>values(10006, 'GEOG1791', 002); </text:p>
      <text:p text:style-name="P1"><text:s text:c="2"/>insert into Student_Course </text:p>
      <text:p text:style-name="P1"><text:soft-page-break/><text:s text:c="4"/>values(10007, 'COSC1315', 001); </text:p>
      <text:p text:style-name="P1"><text:s text:c="2"/>insert into Student_Course </text:p>
      <text:p text:style-name="P1"><text:s text:c="4"/>values(10007, 'ITSE2309', 001); </text:p>
      <text:p text:style-name="P1"><text:s text:c="2"/>insert into Student_Course </text:p>
      <text:p text:style-name="P1"><text:s text:c="4"/>values(10008, 'COSC1315', 001); </text:p>
      <text:p text:style-name="P1"><text:s text:c="2"/>insert into Student_Course </text:p>
      <text:p text:style-name="P1"><text:s text:c="4"/>values(10009, 'ITSE2309', 001); </text:p>
      <text:p text:style-name="P1"><text:s text:c="2"/>insert into Student_Course </text:p>
      <text:p text:style-name="P1"><text:s text:c="4"/>values(10010, 'ENGL2617', 002); </text:p>
      <text:p text:style-name="P1"/>
      <text:p text:style-name="P1">end; </text:p>
      <text:p text:style-name="P1">/ </text:p>
      <text:p text:style-name="P1"/>
      <text:p text:style-name="P1">select * from Student; </text:p>
      <text:p text:style-name="P1">select * from Course; </text:p>
      <text:p text:style-name="P1">select * from Student_Course; </text:p>
      <text:p text:style-name="P1"/>
      <text:p text:style-name="P1">desc Student; </text:p>
      <text:p text:style-name="P1">desc Course; </text:p>
      <text:p text:style-name="P1">desc Student_Course; </text:p>
      <text:p text:style-name="P1"/>
      <text:p text:style-name="P1">/ </text:p>
      <text:p text:style-name="P1"/>
      <text:p text:style-name="P11">OUTPUT</text:p>
      <text:p text:style-name="P18">PL/SQL procedure successfully completed. </text:p>
      <text:p text:style-name="P18"/>
      <text:p text:style-name="P18">SQL&gt; SQL&gt; SQL&gt; SQL&gt; </text:p>
      <text:p text:style-name="P18"><text:s text:c="4"/>STU_ID LNAME <text:s text:c="5"/>FNAME <text:s text:c="3"/>MI SEX MAJOR<text:tab/>HOME_STATE </text:p>
      <text:p text:style-name="P18">---------- ---------- -------- -- --- --------- ---------- </text:p>
      <text:p text:style-name="P18"><text:s text:c="5"/>10001 Smith <text:s text:c="5"/>Ron <text:s text:c="5"/>M <text:s/>M <text:s text:c="2"/>Math<text:tab/>Tx </text:p>
      <text:p text:style-name="P18"><text:s text:c="5"/>10002 Jones <text:s text:c="5"/>Peter <text:s text:c="3"/>A <text:s/>M <text:s text:c="2"/>English<text:tab/>Tx </text:p>
      <text:p text:style-name="P18"><text:s text:c="5"/>10003 Peters <text:s text:c="4"/>Anne <text:s text:c="4"/>A <text:s/>F <text:s text:c="2"/>English<text:tab/>Me </text:p>
      <text:p text:style-name="P18"><text:s text:c="5"/>10004 Johnson <text:s text:c="3"/>John <text:s text:c="4"/>J <text:s/>M <text:s text:c="2"/>CompSci<text:tab/>Ca </text:p>
      <text:p text:style-name="P18"><text:s text:c="5"/>10005 Penders <text:s text:c="3"/>Alton <text:s text:c="3"/>P <text:s/>F <text:s text:c="2"/>Math<text:tab/>Ga </text:p>
      <text:p text:style-name="P18"><text:s text:c="5"/>10006 Allen <text:s text:c="5"/>Diane <text:s text:c="3"/>J <text:s/>F <text:s text:c="2"/>Geography Minn </text:p>
      <text:p text:style-name="P18"><text:s text:c="5"/>10007 Gill <text:s text:c="6"/>Jennifer<text:tab/> <text:s/>F <text:s text:c="2"/>CompSci<text:tab/>Tx </text:p>
      <text:p text:style-name="P18"><text:s text:c="5"/>10008 Johns <text:s text:c="5"/>Roberta<text:tab/> <text:s/>F <text:s text:c="2"/>CompSci<text:tab/>Tx </text:p>
      <text:p text:style-name="P18"><text:soft-page-break/><text:s text:c="5"/>10009 Wier <text:s text:c="6"/>Paul<text:tab/> <text:s/>M <text:s text:c="2"/>Math<text:tab/>Ala </text:p>
      <text:p text:style-name="P18"><text:s text:c="5"/>10010 Evans <text:s text:c="5"/>Richard<text:tab/> <text:s/>M <text:s text:c="2"/>English<text:tab/>Tx </text:p>
      <text:p text:style-name="P18"><text:s text:c="5"/>10001 Smith <text:s text:c="5"/>Ron <text:s text:c="5"/>M <text:s/>M <text:s text:c="2"/>Math<text:tab/>Tx </text:p>
      <text:p text:style-name="P18"/>
      <text:p text:style-name="P18"><text:s text:c="4"/>STU_ID LNAME <text:s text:c="5"/>FNAME <text:s text:c="3"/>MI SEX MAJOR<text:tab/>HOME_STATE </text:p>
      <text:p text:style-name="P18">---------- ---------- -------- -- --- --------- ---------- </text:p>
      <text:p text:style-name="P18"><text:s text:c="5"/>10002 Jones <text:s text:c="5"/>Peter <text:s text:c="3"/>A <text:s/>M <text:s text:c="2"/>English<text:tab/>Tx </text:p>
      <text:p text:style-name="P18"><text:s text:c="5"/>10003 Peters <text:s text:c="4"/>Anne <text:s text:c="4"/>A <text:s/>F <text:s text:c="2"/>English<text:tab/>Me </text:p>
      <text:p text:style-name="P18"><text:s text:c="5"/>10004 Johnson <text:s text:c="3"/>John <text:s text:c="4"/>J <text:s/>M <text:s text:c="2"/>CompSci<text:tab/>Ca </text:p>
      <text:p text:style-name="P18"><text:s text:c="5"/>10005 Penders <text:s text:c="3"/>Alton <text:s text:c="3"/>P <text:s/>F <text:s text:c="2"/>Math<text:tab/>Ga </text:p>
      <text:p text:style-name="P18"><text:s text:c="5"/>10006 Allen <text:s text:c="5"/>Diane <text:s text:c="3"/>J <text:s/>F <text:s text:c="2"/>Geography Minn </text:p>
      <text:p text:style-name="P18"><text:s text:c="5"/>10007 Gill <text:s text:c="6"/>Jennifer<text:tab/> <text:s/>F <text:s text:c="2"/>CompSci<text:tab/>Tx </text:p>
      <text:p text:style-name="P18"><text:s text:c="5"/>10008 Johns <text:s text:c="5"/>Roberta<text:tab/> <text:s/>F <text:s text:c="2"/>CompSci<text:tab/>Tx </text:p>
      <text:p text:style-name="P18"><text:s text:c="5"/>10009 Wier <text:s text:c="6"/>Paul<text:tab/> <text:s/>M <text:s text:c="2"/>Math<text:tab/>Ala </text:p>
      <text:p text:style-name="P18"><text:s text:c="5"/>10010 Evans <text:s text:c="5"/>Richard<text:tab/> <text:s/>M <text:s text:c="2"/>English<text:tab/>Tx </text:p>
      <text:p text:style-name="P18"/>
      <text:p text:style-name="P18">20 rows selected. </text:p>
      <text:p text:style-name="P18"/>
      <text:p text:style-name="P18">SQL&gt; SQL&gt; </text:p>
      <text:p text:style-name="P18">COURSE_I <text:s text:c="2"/>SECTION# C_NAME<text:tab/><text:tab/>C_DESCRIPTION </text:p>
      <text:p text:style-name="P18">-------- ---------- ------------------- ----------------------- </text:p>
      <text:p text:style-name="P18">COSC1300<text:tab/> <text:s/>1 Intro to Comp.<text:tab/>First Computer Course </text:p>
      <text:p text:style-name="P18">ITSE2309<text:tab/> <text:s/>1 Intro to DB <text:tab/>First Database Course </text:p>
      <text:p text:style-name="P18">GEOG1791<text:tab/> <text:s/>2 World Geography<text:tab/>Second Geography Course </text:p>
      <text:p text:style-name="P18">COSC1315<text:tab/> <text:s/>1 Intro to Prog.<text:tab/>Second Computer Course </text:p>
      <text:p text:style-name="P18">ITSE1345<text:tab/> <text:s/>1 Intro to DB Prog.<text:tab/>Second Database Course </text:p>
      <text:p text:style-name="P18">ENGL2617<text:tab/> <text:s/>2 English Literature<text:tab/>Second English Course </text:p>
      <text:p text:style-name="P18">MATH1101<text:tab/> <text:s/>1 Calculus 1<text:tab/><text:tab/>Second Math Course </text:p>
      <text:p text:style-name="P18">ENGL1001<text:tab/> <text:s/>1 American Literature First English Course </text:p>
      <text:p text:style-name="P18">MATH1011<text:tab/> <text:s/>1 Trig. &amp;Algebra<text:tab/>First Math Course </text:p>
      <text:p text:style-name="P18">GEOG1010<text:tab/> <text:s/>1 Texas Geography<text:tab/>First Geography Course </text:p>
      <text:p text:style-name="P18">COSC1300<text:tab/> <text:s/>1 Intro to Comp.<text:tab/>First Computer Course </text:p>
      <text:p text:style-name="P18"/>
      <text:p text:style-name="P18">COURSE_I <text:s text:c="2"/>SECTION# C_NAME<text:tab/><text:tab/>C_DESCRIPTION </text:p>
      <text:p text:style-name="P18">-------- ---------- ------------------- ----------------------- </text:p>
      <text:p text:style-name="P18">ITSE2309<text:tab/> <text:s/>1 Intro to DB <text:tab/>First Database Course </text:p>
      <text:p text:style-name="P18">GEOG1791<text:tab/> <text:s/>2 World Geography<text:tab/>Second Geography Course </text:p>
      <text:p text:style-name="P18"><text:soft-page-break/>COSC1315<text:tab/> <text:s/>1 Intro to Prog.<text:tab/>Second Computer Course </text:p>
      <text:p text:style-name="P18">ITSE1345<text:tab/> <text:s/>1 Intro to DB Prog.<text:tab/>Second Database Course </text:p>
      <text:p text:style-name="P18">ENGL2617<text:tab/> <text:s/>2 English Literature<text:tab/>Second English Course </text:p>
      <text:p text:style-name="P18">MATH1101<text:tab/> <text:s/>1 Calculus 1<text:tab/><text:tab/>Second Math Course </text:p>
      <text:p text:style-name="P18">ENGL1001<text:tab/> <text:s/>1 American Literature First English Course </text:p>
      <text:p text:style-name="P18">MATH1011<text:tab/> <text:s/>1 Trig. &amp;Algebra<text:tab/>First Math Course </text:p>
      <text:p text:style-name="P18">GEOG1010<text:tab/> <text:s/>1 Texas Geography<text:tab/>First Geography Course </text:p>
      <text:p text:style-name="P18"/>
      <text:p text:style-name="P18">20 rows selected. </text:p>
      <text:p text:style-name="P18"/>
      <text:p text:style-name="P18">SQL&gt; SQL&gt; </text:p>
      <text:p text:style-name="P18"><text:s text:c="4"/>STU_ID COURSE_I <text:s text:c="2"/>SECTION# </text:p>
      <text:p text:style-name="P18">---------- -------- ---------- </text:p>
      <text:p text:style-name="P18"><text:s text:c="5"/>10001 MATH1101<text:tab/> <text:s text:c="4"/>1 </text:p>
      <text:p text:style-name="P18"><text:s text:c="5"/>10002 ENGL2617<text:tab/> <text:s text:c="4"/>2 </text:p>
      <text:p text:style-name="P18"><text:s text:c="5"/>10003 ENGL1001<text:tab/> <text:s text:c="4"/>1 </text:p>
      <text:p text:style-name="P18"><text:s text:c="5"/>10003 ENGL2617<text:tab/> <text:s text:c="4"/>2 </text:p>
      <text:p text:style-name="P18"><text:s text:c="5"/>10003 GEOG1010<text:tab/> <text:s text:c="4"/>1 </text:p>
      <text:p text:style-name="P18"><text:s text:c="5"/>10004 COSC1315<text:tab/> <text:s text:c="4"/>1 </text:p>
      <text:p text:style-name="P18"><text:s text:c="5"/>10005 MATH1101<text:tab/> <text:s text:c="4"/>1 </text:p>
      <text:p text:style-name="P18"><text:s text:c="5"/>10006 GEOG1010<text:tab/> <text:s text:c="4"/>1 </text:p>
      <text:p text:style-name="P18"><text:s text:c="5"/>10006 GEOG1791<text:tab/> <text:s text:c="4"/>2 </text:p>
      <text:p text:style-name="P18"><text:s text:c="5"/>10007 COSC1315<text:tab/> <text:s text:c="4"/>1 </text:p>
      <text:p text:style-name="P18"><text:s text:c="5"/>10007 ITSE2309<text:tab/> <text:s text:c="4"/>1 </text:p>
      <text:p text:style-name="P18"/>
      <text:p text:style-name="P18"><text:s text:c="4"/>STU_ID COURSE_I <text:s text:c="2"/>SECTION# </text:p>
      <text:p text:style-name="P18">---------- -------- ---------- </text:p>
      <text:p text:style-name="P18"><text:s text:c="5"/>10008 COSC1315<text:tab/> <text:s text:c="4"/>1 </text:p>
      <text:p text:style-name="P18"><text:s text:c="5"/>10009 ITSE2309<text:tab/> <text:s text:c="4"/>1 </text:p>
      <text:p text:style-name="P18"><text:s text:c="5"/>10010 ENGL2617<text:tab/> <text:s text:c="4"/>2 </text:p>
      <text:p text:style-name="P18"><text:s text:c="5"/>10001 MATH1101<text:tab/> <text:s text:c="4"/>1 </text:p>
      <text:p text:style-name="P18"><text:s text:c="5"/>10002 ENGL2617<text:tab/> <text:s text:c="4"/>2 </text:p>
      <text:p text:style-name="P18"><text:s text:c="5"/>10003 ENGL1001<text:tab/> <text:s text:c="4"/>1 </text:p>
      <text:p text:style-name="P18"><text:s text:c="5"/>10003 ENGL2617<text:tab/> <text:s text:c="4"/>2 </text:p>
      <text:p text:style-name="P18"><text:s text:c="5"/>10003 GEOG1010<text:tab/> <text:s text:c="4"/>1 </text:p>
      <text:p text:style-name="P18"><text:s text:c="5"/>10004 COSC1315<text:tab/> <text:s text:c="4"/>1 </text:p>
      <text:p text:style-name="P18"><text:s text:c="5"/>10005 MATH1101<text:tab/> <text:s text:c="4"/>1 </text:p>
      <text:p text:style-name="P18"><text:soft-page-break/><text:s text:c="5"/>10006 GEOG1010<text:tab/> <text:s text:c="4"/>1 </text:p>
      <text:p text:style-name="P18"/>
      <text:p text:style-name="P18"><text:s text:c="4"/>STU_ID COURSE_I <text:s text:c="2"/>SECTION# </text:p>
      <text:p text:style-name="P18">---------- -------- ---------- </text:p>
      <text:p text:style-name="P18"><text:s text:c="5"/>10006 GEOG1791<text:tab/> <text:s text:c="4"/>2 </text:p>
      <text:p text:style-name="P18"><text:s text:c="5"/>10007 COSC1315<text:tab/> <text:s text:c="4"/>1 </text:p>
      <text:p text:style-name="P18"><text:s text:c="5"/>10007 ITSE2309<text:tab/> <text:s text:c="4"/>1 </text:p>
      <text:p text:style-name="P18"><text:s text:c="5"/>10008 COSC1315<text:tab/> <text:s text:c="4"/>1 </text:p>
      <text:p text:style-name="P18"><text:s text:c="5"/>10009 ITSE2309<text:tab/> <text:s text:c="4"/>1 </text:p>
      <text:p text:style-name="P18"><text:s text:c="5"/>10010 ENGL2617<text:tab/> <text:s text:c="4"/>2 </text:p>
      <text:p text:style-name="P18"/>
      <text:p text:style-name="P18">28 rows selected. </text:p>
      <text:p text:style-name="P18"/>
      <text:p text:style-name="P18">SQL&gt; SQL&gt; SQL&gt; SQL&gt; <text:s/>Name<text:tab/><text:tab/><text:tab/><text:tab/><text:tab/> <text:s text:c="2"/>Null? <text:s text:c="3"/>Type </text:p>
      <text:p text:style-name="P18"><text:s/>----------------------------------------- -------- ---------------------------- </text:p>
      <text:p text:style-name="P18"><text:s/>STU_ID <text:tab/><text:tab/><text:tab/><text:tab/><text:tab/> <text:s text:c="3"/>NUMBER(5) </text:p>
      <text:p text:style-name="P18"><text:s/>LNAME<text:tab/><text:tab/><text:tab/><text:tab/><text:tab/><text:tab/> <text:s text:c="3"/>VARCHAR2(10) </text:p>
      <text:p text:style-name="P18"><text:s/>FNAME<text:tab/><text:tab/><text:tab/><text:tab/><text:tab/><text:tab/> <text:s text:c="3"/>VARCHAR2(8) </text:p>
      <text:p text:style-name="P18"><text:s/>MI<text:tab/><text:tab/><text:tab/><text:tab/><text:tab/><text:tab/> <text:s text:c="3"/>VARCHAR2(2) </text:p>
      <text:p text:style-name="P18"><text:s/>SEX<text:tab/><text:tab/><text:tab/><text:tab/><text:tab/><text:tab/> <text:s text:c="3"/>VARCHAR2(3) </text:p>
      <text:p text:style-name="P18"><text:s/>MAJOR<text:tab/><text:tab/><text:tab/><text:tab/><text:tab/><text:tab/> <text:s text:c="3"/>VARCHAR2(9) </text:p>
      <text:p text:style-name="P18"><text:s/>HOME_STATE<text:tab/><text:tab/><text:tab/><text:tab/><text:tab/> <text:s text:c="3"/>VARCHAR2(10) </text:p>
      <text:p text:style-name="P18"/>
      <text:p text:style-name="P18">SQL&gt; SQL&gt; <text:s/>Name<text:tab/><text:tab/><text:tab/><text:tab/><text:tab/> <text:s text:c="2"/>Null? <text:s text:c="3"/>Type </text:p>
      <text:p text:style-name="P18"><text:s/>----------------------------------------- -------- ---------------------------- </text:p>
      <text:p text:style-name="P18"><text:s/>COURSE_ID<text:tab/><text:tab/><text:tab/><text:tab/><text:tab/> <text:s text:c="3"/>VARCHAR2(8) </text:p>
      <text:p text:style-name="P18"><text:s/>SECTION#<text:tab/><text:tab/><text:tab/><text:tab/><text:tab/> <text:s text:c="3"/>NUMBER(8) </text:p>
      <text:p text:style-name="P18"><text:s/>C_NAME <text:tab/><text:tab/><text:tab/><text:tab/><text:tab/> <text:s text:c="3"/>VARCHAR2(19) </text:p>
      <text:p text:style-name="P18"><text:s/>C_DESCRIPTION<text:tab/><text:tab/><text:tab/><text:tab/><text:tab/> <text:s text:c="3"/>VARCHAR2(23) </text:p>
      <text:p text:style-name="P18"/>
      <text:p text:style-name="P18">SQL&gt; SQL&gt; <text:s/>Name<text:tab/><text:tab/><text:tab/><text:tab/><text:tab/> <text:s text:c="2"/>Null? <text:s text:c="3"/>Type </text:p>
      <text:p text:style-name="P18"><text:s/>----------------------------------------- -------- ---------------------------- </text:p>
      <text:p text:style-name="P18"><text:s/>STU_ID <text:tab/><text:tab/><text:tab/><text:tab/><text:tab/> <text:s text:c="3"/>NUMBER(5) </text:p>
      <text:p text:style-name="P18"><text:s/>COURSE_ID<text:tab/><text:tab/><text:tab/><text:tab/><text:tab/> <text:s text:c="3"/>VARCHAR2(8) </text:p>
      <text:p text:style-name="P18"><text:s/>SECTION#<text:tab/><text:tab/><text:tab/><text:tab/><text:tab/> <text:s text:c="3"/>NUMBER(3) </text:p>
      <text:p text:style-name="P18"/>
      <text:p text:style-name="P18">SQL&gt; SQL&gt; SQL&gt; SQL&gt; </text:p>
      <text:p text:style-name="P18"><text:soft-page-break/><text:s text:c="4"/>STU_ID COURSE_I <text:s text:c="2"/>SECTION# </text:p>
      <text:p text:style-name="P18">---------- -------- ---------- </text:p>
      <text:p text:style-name="P18"><text:s text:c="5"/>10001 MATH1101<text:tab/> <text:s text:c="4"/>1 </text:p>
      <text:p text:style-name="P18"><text:s text:c="5"/>10002 ENGL2617<text:tab/> <text:s text:c="4"/>2 </text:p>
      <text:p text:style-name="P18"><text:s text:c="5"/>10003 ENGL1001<text:tab/> <text:s text:c="4"/>1 </text:p>
      <text:p text:style-name="P18"><text:s text:c="5"/>10003 ENGL2617<text:tab/> <text:s text:c="4"/>2 </text:p>
      <text:p text:style-name="P18"><text:s text:c="5"/>10003 GEOG1010<text:tab/> <text:s text:c="4"/>1 </text:p>
      <text:p text:style-name="P18"><text:s text:c="5"/>10004 COSC1315<text:tab/> <text:s text:c="4"/>1 </text:p>
      <text:p text:style-name="P18"><text:s text:c="5"/>10005 MATH1101<text:tab/> <text:s text:c="4"/>1 </text:p>
      <text:p text:style-name="P18"><text:s text:c="5"/>10006 GEOG1010<text:tab/> <text:s text:c="4"/>1 </text:p>
      <text:p text:style-name="P18"><text:s text:c="5"/>10006 GEOG1791<text:tab/> <text:s text:c="4"/>2 </text:p>
      <text:p text:style-name="P18"><text:s text:c="5"/>10007 COSC1315<text:tab/> <text:s text:c="4"/>1 </text:p>
      <text:p text:style-name="P18"><text:s text:c="5"/>10007 ITSE2309<text:tab/> <text:s text:c="4"/>1 </text:p>
      <text:p text:style-name="P18"/>
      <text:p text:style-name="P18"><text:s text:c="4"/>STU_ID COURSE_I <text:s text:c="2"/>SECTION# </text:p>
      <text:p text:style-name="P18">---------- -------- ---------- </text:p>
      <text:p text:style-name="P18"><text:s text:c="5"/>10008 COSC1315<text:tab/> <text:s text:c="4"/>1 </text:p>
      <text:p text:style-name="P18"><text:s text:c="5"/>10009 ITSE2309<text:tab/> <text:s text:c="4"/>1 </text:p>
      <text:p text:style-name="P18"><text:s text:c="5"/>10010 ENGL2617<text:tab/> <text:s text:c="4"/>2 </text:p>
      <text:p text:style-name="P18"><text:s text:c="5"/>10001 MATH1101<text:tab/> <text:s text:c="4"/>1 </text:p>
      <text:p text:style-name="P18"><text:s text:c="5"/>10002 ENGL2617<text:tab/> <text:s text:c="4"/>2 </text:p>
      <text:p text:style-name="P18"><text:s text:c="5"/>10003 ENGL1001<text:tab/> <text:s text:c="4"/>1 </text:p>
      <text:p text:style-name="P18"><text:s text:c="5"/>10003 ENGL2617<text:tab/> <text:s text:c="4"/>2 </text:p>
      <text:p text:style-name="P18"><text:s text:c="5"/>10003 GEOG1010<text:tab/> <text:s text:c="4"/>1 </text:p>
      <text:p text:style-name="P18"><text:s text:c="5"/>10004 COSC1315<text:tab/> <text:s text:c="4"/>1 </text:p>
      <text:p text:style-name="P18"><text:s text:c="5"/>10005 MATH1101<text:tab/> <text:s text:c="4"/>1 </text:p>
      <text:p text:style-name="P18"><text:s text:c="5"/>10006 GEOG1010<text:tab/> <text:s text:c="4"/>1 </text:p>
      <text:p text:style-name="P18"/>
      <text:p text:style-name="P18"><text:s text:c="4"/>STU_ID COURSE_I <text:s text:c="2"/>SECTION# </text:p>
      <text:p text:style-name="P18">---------- -------- ---------- </text:p>
      <text:p text:style-name="P18"><text:s text:c="5"/>10006 GEOG1791<text:tab/> <text:s text:c="4"/>2 </text:p>
      <text:p text:style-name="P18"><text:s text:c="5"/>10007 COSC1315<text:tab/> <text:s text:c="4"/>1 </text:p>
      <text:p text:style-name="P18"><text:s text:c="5"/>10007 ITSE2309<text:tab/> <text:s text:c="4"/>1 </text:p>
      <text:p text:style-name="P18"><text:s text:c="5"/>10008 COSC1315<text:tab/> <text:s text:c="4"/>1 </text:p>
      <text:p text:style-name="P18"><text:s text:c="5"/>10009 ITSE2309<text:tab/> <text:s text:c="4"/>1 </text:p>
      <text:p text:style-name="P18"><text:s text:c="5"/>10010 ENGL2617<text:tab/> <text:s text:c="4"/>2 </text:p>
      <text:p text:style-name="P18"/>
      <text:p text:style-name="P18"><text:soft-page-break/>28 rows selected. 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*********************************** </text:p>
      <text:p text:style-name="P5">3.</text:p>
      <text:p text:style-name="P2">*********************************** </text:p>
      <text:p text:style-name="P2"/>
      <text:p text:style-name="P1">declare </text:p>
      <text:p text:style-name="P1"><text:s text:c="2"/>L_Stu_ID number(5); </text:p>
      <text:p text:style-name="P1"><text:s text:c="2"/>Num_Courses number(2); </text:p>
      <text:p text:style-name="P1"><text:s text:c="2"/></text:p>
      <text:p text:style-name="P1">begin </text:p>
      <text:p text:style-name="P1"><text:s text:c="2"/>for i in 10001..10010 loop </text:p>
      <text:p text:style-name="P1"><text:s text:c="4"/>select distinct Stu_ID, count(Course_ID) </text:p>
      <text:p text:style-name="P1"><text:s text:c="6"/>into L_Stu_ID, Num_Courses </text:p>
      <text:p text:style-name="P1"><text:s text:c="4"/>from Student_Course </text:p>
      <text:p text:style-name="P1"><text:s text:c="4"/>where Stu_ID = i </text:p>
      <text:p text:style-name="P1"><text:s text:c="4"/>group by Stu_ID; </text:p>
      <text:p text:style-name="P1"><text:s text:c="4"/>dbms_output.put_line( </text:p>
      <text:p text:style-name="P1"><text:s text:c="6"/>'Student ID ' || L_Stu_ID </text:p>
      <text:p text:style-name="P1"><text:s text:c="6"/>|| ' is signed up for ' </text:p>
      <text:p text:style-name="P1"><text:s text:c="6"/>|| Num_Courses || ' courses.'); </text:p>
      <text:p text:style-name="P1"><text:s text:c="2"/>end loop; </text:p>
      <text:p text:style-name="P1"/>
      <text:p text:style-name="P1">end; </text:p>
      <text:p text:style-name="P1">/ </text:p>
      <text:p text:style-name="P11">OUTPUT</text:p>
      <text:p text:style-name="P19">SQL&gt; <text:s text:c="2"/>2 <text:s text:c="3"/>3 <text:s text:c="3"/>4 <text:s text:c="3"/>5 <text:s text:c="3"/>6 <text:s text:c="3"/>7 <text:s text:c="3"/>8 <text:s text:c="3"/>9 <text:s text:c="2"/>10 <text:s text:c="2"/>11 <text:s text:c="2"/>12 <text:s text:c="2"/>13 <text:s text:c="2"/>14 <text:s text:c="2"/>15 <text:s text:c="2"/>16 <text:s text:c="2"/>17 <text:s text:c="2"/>18 <text:s text:c="2"/>19 <text:s text:c="2"/>20 <text:s text:c="2"/>21 <text:s text:c="2"/>22 <text:s text:c="2"/>23 <text:s text:c="2"/>24 <text:s text:c="2"/>25 <text:s text:c="2"/>26 <text:s text:c="2"/>27 <text:s text:c="2"/>28 <text:s text:c="2"/>29 <text:s text:c="2"/>30 <text:s text:c="2"/>31 <text:s text:c="2"/>32 <text:s text:c="2"/>33 <text:s text:c="2"/>34 <text:s text:c="2"/>35 <text:s text:c="2"/><text:soft-page-break/>36 <text:s text:c="2"/>37 <text:s/>Student ID 10001 is signed up for 2 courses. </text:p>
      <text:p text:style-name="P19">Student ID 10002 is signed up for 2 courses. </text:p>
      <text:p text:style-name="P19">Student ID 10003 is signed up for 6 courses. </text:p>
      <text:p text:style-name="P19">Student ID 10004 is signed up for 2 courses. </text:p>
      <text:p text:style-name="P19">Student ID 10005 is signed up for 2 courses. </text:p>
      <text:p text:style-name="P19">Student ID 10006 is signed up for 4 courses. </text:p>
      <text:p text:style-name="P19">Student ID 10007 is signed up for 4 courses. </text:p>
      <text:p text:style-name="P19">Student ID 10008 is signed up for 2 courses. </text:p>
      <text:p text:style-name="P19">Student ID 10009 is signed up for 2 courses. </text:p>
      <text:p text:style-name="P19">Student ID 10010 is signed up for 2 courses. </text:p>
      <text:p text:style-name="P19"/>
      <text:p text:style-name="P19">PL/SQL procedure successfully completed. </text:p>
      <text:p text:style-name="P5"/>
      <text:p text:style-name="P1">*********************************** </text:p>
      <text:p text:style-name="P28">4.</text:p>
      <text:p text:style-name="P2">*********************************** </text:p>
      <text:p text:style-name="P1"/>
      <text:p text:style-name="P1">declare </text:p>
      <text:p text:style-name="P1"><text:s text:c="2"/>L_Total_Students number(2); </text:p>
      <text:p text:style-name="P1"/>
      <text:p text:style-name="P1">begin </text:p>
      <text:p text:style-name="P1"><text:s text:c="2"/>select count(Stu_ID) </text:p>
      <text:p text:style-name="P1"><text:s text:c="4"/>into L_Total_Students </text:p>
      <text:p text:style-name="P1"><text:s text:c="4"/>from Student; </text:p>
      <text:p text:style-name="P1"><text:s text:c="2"/>dbms_output.put_line( </text:p>
      <text:p text:style-name="P1"><text:s text:c="2"/>'There are ' || L_Total_Students </text:p>
      <text:p text:style-name="P1"><text:s text:c="2"/>|| ' students enrolled.'); </text:p>
      <text:p text:style-name="P1"/>
      <text:p text:style-name="P1">end; </text:p>
      <text:p text:style-name="P1">/ </text:p>
      <text:p text:style-name="P1"/>
      <text:p text:style-name="P12">OUTPUT</text:p>
      <text:p text:style-name="P20"><text:s text:c="2"/>2 <text:s text:c="3"/>3 <text:s text:c="3"/>4 <text:s text:c="3"/>5 <text:s text:c="3"/>6 <text:s text:c="3"/>7 <text:s text:c="3"/>8 <text:s text:c="3"/>9 <text:s text:c="2"/>10 <text:s text:c="2"/>11 <text:s text:c="2"/>12 <text:s text:c="2"/>13 <text:s text:c="2"/>14 <text:s text:c="2"/>15 <text:s text:c="2"/>16 <text:s text:c="2"/>17 <text:s text:c="2"/>18 <text:s text:c="2"/>19 <text:s text:c="2"/>20 <text:s text:c="2"/>21 <text:s text:c="2"/>22 <text:s text:c="2"/>23 <text:s text:c="2"/>24 <text:s text:c="2"/>25 <text:s/>There are 20 students enrolled. </text:p>
      <text:p text:style-name="P20"/>
      <text:p text:style-name="P20">PL/SQL procedure successfully completed. </text:p>
      <text:p text:style-name="P21"/>
      <text:p text:style-name="P1"><text:soft-page-break/>*********************************** </text:p>
      <text:p text:style-name="P28">5.</text:p>
      <text:p text:style-name="P2">*********************************** </text:p>
      <text:p text:style-name="P1"/>
      <text:p text:style-name="P1">declare </text:p>
      <text:p text:style-name="P1"><text:s text:c="2"/>L_#Courses number(2); </text:p>
      <text:p text:style-name="P1"><text:s text:c="2"/></text:p>
      <text:p text:style-name="P1">begin </text:p>
      <text:p text:style-name="P1"><text:s text:c="2"/>select count(distinct Course_ID) </text:p>
      <text:p text:style-name="P1"><text:s text:c="4"/>into L_#Courses </text:p>
      <text:p text:style-name="P1"><text:s text:c="4"/>from Student_Course; </text:p>
      <text:p text:style-name="P1"><text:s text:c="2"/>if L_#Courses &gt; 10 then </text:p>
      <text:p text:style-name="P1"><text:s text:c="4"/>dbms_output.put_line( </text:p>
      <text:p text:style-name="P1"><text:s text:c="4"/>'more than 10 courses have been established'); </text:p>
      <text:p text:style-name="P1"><text:s text:c="2"/>elsif L_#Courses &lt; 10 then </text:p>
      <text:p text:style-name="P1"><text:s text:c="4"/>dbms_output.put_line( </text:p>
      <text:p text:style-name="P1"><text:s text:c="4"/>'less than 10 courses established'); </text:p>
      <text:p text:style-name="P1"><text:s text:c="2"/>else </text:p>
      <text:p text:style-name="P1"><text:s text:c="4"/>dbms_output.put_line( </text:p>
      <text:p text:style-name="P1"><text:s text:c="4"/>'wowsers, exactly 10 courses have been established'); </text:p>
      <text:p text:style-name="P1"><text:s text:c="2"/>end if; </text:p>
      <text:p text:style-name="P1">end; </text:p>
      <text:p text:style-name="P1">/ </text:p>
      <text:p text:style-name="P1"/>
      <text:p text:style-name="P12">OUTPUT</text:p>
      <text:p text:style-name="P22"><text:s text:c="2"/>2 <text:s text:c="3"/>3 <text:s text:c="3"/>4 <text:s text:c="3"/>5 <text:s text:c="3"/>6 <text:s text:c="3"/>7 <text:s text:c="3"/>8 <text:s text:c="3"/>9 <text:s text:c="2"/>10 <text:s text:c="2"/>11 <text:s text:c="2"/>12 <text:s text:c="2"/>13 <text:s text:c="2"/>14 <text:s text:c="2"/>15 <text:s text:c="2"/>16 <text:s text:c="2"/>17 <text:s text:c="2"/>18 <text:s text:c="2"/>19 <text:s text:c="2"/>20 <text:s text:c="2"/>21 <text:s text:c="2"/>22 <text:s text:c="2"/>23 <text:s text:c="2"/>24 <text:s text:c="2"/>25 <text:s text:c="2"/>26 <text:s text:c="2"/>27 <text:s text:c="2"/>28 <text:s text:c="2"/>29 <text:s text:c="2"/>30 <text:s text:c="2"/>31 <text:s text:c="2"/>32 <text:s text:c="2"/>33 <text:s text:c="2"/>34 <text:s text:c="2"/>35 <text:s text:c="2"/>36 <text:s text:c="2"/>37 <text:s/>less than 10 courses established </text:p>
      <text:p text:style-name="P22"/>
      <text:p text:style-name="P22">PL/SQL procedure successfully completed. </text:p>
      <text:p text:style-name="P10"/>
      <text:p text:style-name="P1">*********************************** </text:p>
      <text:p text:style-name="P24">6. <text:s/>ERROR at line 1: </text:p>
      <text:p text:style-name="P14">ORA-01422: exact fetch returns more than requested number of rows </text:p>
      <text:p text:style-name="P14">ORA-06512: at line 19 </text:p>
      <text:p text:style-name="P2">*********************************** </text:p>
      <text:p text:style-name="P1"/>
      <text:p text:style-name="P1"><text:soft-page-break/>&lt;&lt;problem6block&gt;&gt; </text:p>
      <text:p text:style-name="P1">declare </text:p>
      <text:p text:style-name="P1"><text:s text:c="2"/>InState_Count number(2) := 0; </text:p>
      <text:p text:style-name="P1"><text:s text:c="2"/>OutState_Count number(2) := 0; </text:p>
      <text:p text:style-name="P1"><text:s text:c="2"/>Curr_Student Student.Stu_ID%type; </text:p>
      <text:p text:style-name="P1"><text:s text:c="2"/>Curr_State Student.Home_State%type; </text:p>
      <text:p text:style-name="P1"/>
      <text:p text:style-name="P1">begin </text:p>
      <text:p text:style-name="P1"><text:s text:c="2"/>for i in 10001..10010 loop </text:p>
      <text:p text:style-name="P1"><text:s text:c="4"/>select Stu_ID, Home_State </text:p>
      <text:p text:style-name="P1"><text:s text:c="5"/>into Curr_Student, Curr_State </text:p>
      <text:p text:style-name="P1"><text:s text:c="4"/>from Student </text:p>
      <text:p text:style-name="P1"><text:s text:c="4"/>where Stu_ID = i; </text:p>
      <text:p text:style-name="P1"><text:s text:c="4"/>if Curr_State = 'Tx' then </text:p>
      <text:p text:style-name="P1"><text:s text:c="6"/>dbms_output.put_line( </text:p>
      <text:p text:style-name="P1"><text:s text:c="6"/>'Student ' || Curr_Student </text:p>
      <text:p text:style-name="P1"><text:s text:c="6"/>|| ' is an in-state student.'); </text:p>
      <text:p text:style-name="P1"><text:s text:c="6"/>InState_Count := InState_Count + 1; </text:p>
      <text:p text:style-name="P1"><text:s text:c="4"/>else </text:p>
      <text:p text:style-name="P1"><text:s text:c="6"/>dbms_output.put_line( </text:p>
      <text:p text:style-name="P1"><text:s text:c="6"/>'Student ' || Curr_Student </text:p>
      <text:p text:style-name="P1"><text:s text:c="6"/>|| ' is an out-of-state student.'); </text:p>
      <text:p text:style-name="P1"><text:s text:c="6"/>OutState_Count := OutState_Count + 1; </text:p>
      <text:p text:style-name="P1"><text:s text:c="4"/>end if; </text:p>
      <text:p text:style-name="P1"><text:s text:c="2"/>end loop; </text:p>
      <text:p text:style-name="P1"><text:s text:c="2"/>dbms_output.put_line( </text:p>
      <text:p text:style-name="P1"><text:s text:c="4"/>'There are ' || InState_Count </text:p>
      <text:p text:style-name="P1"><text:s text:c="5"/>|| ' in-state students.'); </text:p>
      <text:p text:style-name="P1"><text:s text:c="2"/>dbms_output.put_line( </text:p>
      <text:p text:style-name="P1"><text:s text:c="4"/>'There are ' || OutState_Count </text:p>
      <text:p text:style-name="P1"><text:s text:c="5"/>|| ' out-of-state students.'); </text:p>
      <text:p text:style-name="P1"/>
      <text:p text:style-name="P1">end problem6block; </text:p>
      <text:p text:style-name="P1">/ </text:p>
      <text:p text:style-name="P1"/>
      <text:p text:style-name="P6">OUTPUT</text:p>
      <text:p text:style-name="P6"/>
      <text:p text:style-name="P1"><text:soft-page-break/>*********************************** </text:p>
      <text:p text:style-name="P6">7.</text:p>
      <text:p text:style-name="P2">*********************************** </text:p>
      <text:p text:style-name="P1"/>
      <text:p text:style-name="P1">&lt;&lt;problem7block&gt;&gt; </text:p>
      <text:p text:style-name="P1">declare </text:p>
      <text:p text:style-name="P1"><text:s text:c="2"/>Which_Course Student_Course.Course_ID%type </text:p>
      <text:p text:style-name="P1"><text:s text:c="4"/>:= '&amp;Pick_A_Course'; </text:p>
      <text:p text:style-name="P1"><text:s text:c="2"/>Which_Stu Student_Course.Stu_ID%type </text:p>
      <text:p text:style-name="P1"><text:s text:c="4"/>:= &amp;Pick_A_Student; </text:p>
      <text:p text:style-name="P1"><text:s text:c="2"/>type Type_Stu_Course is table of </text:p>
      <text:p text:style-name="P1"><text:s text:c="4"/>Student_Course%rowtype </text:p>
      <text:p text:style-name="P1"><text:s text:c="4"/>index by binary_integer; </text:p>
      <text:p text:style-name="P1"><text:s text:c="2"/>Tbl_Stu_Course Type_Stu_Course; </text:p>
      <text:p text:style-name="P1"><text:s text:c="2"/>flag number(1) := 0; </text:p>
      <text:p text:style-name="P1"/>
      <text:p text:style-name="P1">begin </text:p>
      <text:p text:style-name="P1"><text:s text:c="4"/>select * bulk collect </text:p>
      <text:p text:style-name="P1"><text:s text:c="6"/>into Tbl_Stu_Course </text:p>
      <text:p text:style-name="P1"><text:s text:c="4"/>from Student_Course; </text:p>
      <text:p text:style-name="P1"><text:s text:c="2"/>for i in 1..10 loop </text:p>
      <text:p text:style-name="P1"><text:s text:c="4"/>if Tbl_Stu_Course(i).Stu_ID = Which_Stu and </text:p>
      <text:p text:style-name="P1"><text:s text:c="10"/>Tbl_Stu_Course(i).Course_ID = Which_Course then </text:p>
      <text:p text:style-name="P1"><text:s text:c="6"/>dbms_output.put_line( </text:p>
      <text:p text:style-name="P1"><text:s text:c="6"/>'Student ' || Which_Stu </text:p>
      <text:p text:style-name="P1"><text:s text:c="6"/>|| ' is taking ' || Which_Course); </text:p>
      <text:p text:style-name="P1"><text:s text:c="6"/>flag := 1; </text:p>
      <text:p text:style-name="P1"><text:s text:c="4"/>end if; </text:p>
      <text:p text:style-name="P1"><text:s text:c="2"/>end loop; </text:p>
      <text:p text:style-name="P1"><text:s text:c="2"/>if flag = 0 then </text:p>
      <text:p text:style-name="P1"><text:s text:c="4"/>dbms_output.put_line( </text:p>
      <text:p text:style-name="P1"><text:s text:c="4"/>'Student ' || Which_Stu </text:p>
      <text:p text:style-name="P1"><text:s text:c="4"/>|| ' is not taking ' || Which_Course); </text:p>
      <text:p text:style-name="P1"><text:s text:c="2"/>end if; </text:p>
      <text:p text:style-name="P1">end problem7block; </text:p>
      <text:p text:style-name="P1">/ </text:p>
      <text:p text:style-name="P1"/>
      <text:p text:style-name="P12"><text:soft-page-break/>OUTPUT</text:p>
      <text:p text:style-name="P12"/>
      <text:p text:style-name="P22">SQL&gt; <text:s text:c="2"/>2 <text:s text:c="3"/>3 <text:s text:c="3"/>4 <text:s text:c="3"/>5 <text:s text:c="3"/>6 <text:s text:c="3"/>7 <text:s text:c="3"/>8 <text:s text:c="3"/>9 <text:s text:c="2"/>10 <text:s text:c="2"/>11 <text:s text:c="2"/>12 <text:s text:c="2"/>13 <text:s text:c="2"/>14 <text:s text:c="2"/>15 <text:s text:c="2"/>16 <text:s text:c="2"/>17 <text:s text:c="2"/>18 <text:s text:c="2"/>19 <text:s text:c="2"/>20 <text:s text:c="2"/>21 <text:s text:c="2"/>22 <text:s text:c="2"/>23 <text:s text:c="2"/>24 <text:s text:c="2"/>25 <text:s text:c="2"/>26 <text:s text:c="2"/>27 <text:s text:c="2"/>28 <text:s text:c="2"/>29 <text:s text:c="2"/>30 <text:s text:c="2"/>31 <text:s text:c="2"/>32 <text:s text:c="2"/>33 <text:s text:c="2"/>34 <text:s text:c="2"/>35 <text:s text:c="2"/>36 <text:s text:c="2"/>37 <text:s text:c="2"/>38 <text:s text:c="2"/>39 <text:s text:c="2"/>40 <text:s text:c="2"/>41 <text:s text:c="2"/>42 <text:s text:c="2"/>43 <text:s text:c="2"/>44 <text:s text:c="2"/>45 <text:s text:c="2"/>46 <text:s text:c="2"/>47 <text:s text:c="2"/>48 <text:s text:c="2"/>49 <text:s text:c="2"/>50 <text:s text:c="2"/>51 <text:s text:c="2"/>52 <text:s text:c="2"/>53 <text:s text:c="2"/>54 <text:s text:c="2"/>55 <text:s text:c="2"/>56 <text:s text:c="2"/>57 <text:s text:c="2"/>58 <text:s text:c="2"/>59 <text:s text:c="2"/>60 <text:s text:c="2"/>61 <text:s text:c="2"/>62 <text:s text:c="2"/>63 <text:s/>Enter value for pick_a_course: </text:p>
      <text:p text:style-name="P22"/>
      <text:p text:style-name="P1">*********************************** </text:p>
      <text:p text:style-name="P25">8. <text:s text:c="2"/>ERROR at line 1: </text:p>
      <text:p text:style-name="P13">ORA-01422: exact fetch returns more than requested number of rows </text:p>
      <text:p text:style-name="P13">ORA-06512: at line 15 </text:p>
      <text:p text:style-name="P2">*********************************** </text:p>
      <text:p text:style-name="P1"/>
      <text:p text:style-name="P1">&lt;&lt;problem08block&gt;&gt; </text:p>
      <text:p text:style-name="P1">declare </text:p>
      <text:p text:style-name="P1"><text:s text:c="2"/>Gender Student.Sex%type; </text:p>
      <text:p text:style-name="P1"><text:s text:c="2"/>L_Major Student.Major%type; </text:p>
      <text:p text:style-name="P1"><text:s text:c="3"/></text:p>
      <text:p text:style-name="P1">begin </text:p>
      <text:p text:style-name="P1"><text:s text:c="2"/>for i in 10001..10010 loop </text:p>
      <text:p text:style-name="P1"><text:s text:c="4"/>select Sex, Major </text:p>
      <text:p text:style-name="P1"><text:s text:c="6"/>into Gender, L_Major </text:p>
      <text:p text:style-name="P1"><text:s text:c="4"/>from Student </text:p>
      <text:p text:style-name="P1"><text:s text:c="4"/>where Stu_ID = i; </text:p>
      <text:p text:style-name="P1"><text:s text:c="4"/>if Gender = 'M' then </text:p>
      <text:p text:style-name="P1"><text:s text:c="6"/>dbms_output.put_line( </text:p>
      <text:p text:style-name="P1"><text:s text:c="6"/>'Student #' || i </text:p>
      <text:p text:style-name="P1"><text:s text:c="6"/>|| ' is a male.'); </text:p>
      <text:p text:style-name="P1"><text:s text:c="4"/>else </text:p>
      <text:p text:style-name="P1"><text:s text:c="6"/>dbms_output.put_line( </text:p>
      <text:p text:style-name="P1"><text:s text:c="6"/>'Student #' || i </text:p>
      <text:p text:style-name="P1"><text:s text:c="6"/>|| ' is a female.'); </text:p>
      <text:p text:style-name="P1"><text:s text:c="4"/>end if; </text:p>
      <text:p text:style-name="P1"><text:s text:c="4"/>case L_Major </text:p>
      <text:p text:style-name="P1"><text:s text:c="6"/>when 'Math' then </text:p>
      <text:p text:style-name="P1"><text:s text:c="8"/>dbms_output.put_line( </text:p>
      <text:p text:style-name="P1"><text:soft-page-break/><text:s text:c="8"/>'Student #' || i </text:p>
      <text:p text:style-name="P1"><text:s text:c="8"/>|| ' is a Math major.'); </text:p>
      <text:p text:style-name="P1"><text:s text:c="6"/>when 'English' then </text:p>
      <text:p text:style-name="P1"><text:s text:c="8"/>dbms_output.put_line( </text:p>
      <text:p text:style-name="P1"><text:s text:c="8"/>'Student #' || i </text:p>
      <text:p text:style-name="P1"><text:s text:c="8"/>|| ' is an English major.'); </text:p>
      <text:p text:style-name="P1"><text:s text:c="6"/>when 'CompSci' then </text:p>
      <text:p text:style-name="P1"><text:s text:c="8"/>dbms_output.put_line( </text:p>
      <text:p text:style-name="P1"><text:s text:c="8"/>'Student #' || i </text:p>
      <text:p text:style-name="P1"><text:s text:c="8"/>|| ' is a Computer Science major.'); </text:p>
      <text:p text:style-name="P1"><text:s text:c="6"/>when 'Geography' then </text:p>
      <text:p text:style-name="P1"><text:s text:c="8"/>dbms_output.put_line( </text:p>
      <text:p text:style-name="P1"><text:s text:c="8"/>'Student #' || i </text:p>
      <text:p text:style-name="P1"><text:s text:c="8"/>|| ' is a Geography major.'); </text:p>
      <text:p text:style-name="P1"><text:s text:c="4"/>end case; </text:p>
      <text:p text:style-name="P1"><text:s text:c="2"/>end loop; </text:p>
      <text:p text:style-name="P1">end problem8block; </text:p>
      <text:p text:style-name="P1">/ </text:p>
      <text:p text:style-name="P1"/>
      <text:p text:style-name="P7">OUTPUT</text:p>
      <text:p text:style-name="P7"/>
      <text:p text:style-name="P1">*********************************** </text:p>
      <text:p text:style-name="P26">9. <text:s text:c="2"/>ERROR at line 1: </text:p>
      <text:p text:style-name="P15">ORA-01422: exact fetch returns more than requested number of rows </text:p>
      <text:p text:style-name="P15">ORA-06512: at line 15 </text:p>
      <text:p text:style-name="P2">*********************************** </text:p>
      <text:p text:style-name="P1"/>
      <text:p text:style-name="P1">&lt;&lt;problem09block&gt;&gt; </text:p>
      <text:p text:style-name="P1">declare </text:p>
      <text:p text:style-name="P1"><text:s text:c="2"/>Gender Student.Sex%type; </text:p>
      <text:p text:style-name="P1"><text:s text:c="2"/>L_Major Student.Major%type; </text:p>
      <text:p text:style-name="P1"><text:s text:c="3"/></text:p>
      <text:p text:style-name="P1">begin </text:p>
      <text:p text:style-name="P1"><text:s text:c="2"/>for i in 10001..10010 loop </text:p>
      <text:p text:style-name="P1"><text:s text:c="4"/>select Sex, Major </text:p>
      <text:p text:style-name="P1"><text:s text:c="6"/>into Gender, L_Major </text:p>
      <text:p text:style-name="P1"><text:s text:c="4"/>from Student </text:p>
      <text:p text:style-name="P1"><text:soft-page-break/><text:s text:c="4"/>where Stu_ID = i; </text:p>
      <text:p text:style-name="P1"><text:s text:c="4"/>if Gender = 'M' then </text:p>
      <text:p text:style-name="P1"><text:s text:c="6"/>dbms_output.put_line( </text:p>
      <text:p text:style-name="P1"><text:s text:c="6"/>'Student #' || i </text:p>
      <text:p text:style-name="P1"><text:s text:c="6"/>|| ' is a male.'); </text:p>
      <text:p text:style-name="P1"><text:s text:c="4"/>else </text:p>
      <text:p text:style-name="P1"><text:s text:c="6"/>dbms_output.put_line( </text:p>
      <text:p text:style-name="P1"><text:s text:c="6"/>'Student #' || i </text:p>
      <text:p text:style-name="P1"><text:s text:c="6"/>|| ' is a female.'); </text:p>
      <text:p text:style-name="P1"><text:s text:c="4"/>end if; </text:p>
      <text:p text:style-name="P1"><text:s text:c="4"/>if L_Major = 'Math' then </text:p>
      <text:p text:style-name="P1"><text:s text:c="8"/>dbms_output.put_line( </text:p>
      <text:p text:style-name="P1"><text:s text:c="8"/>'Student #' || i </text:p>
      <text:p text:style-name="P1"><text:s text:c="8"/>|| ' is a Math major.'); </text:p>
      <text:p text:style-name="P1"><text:s text:c="4"/>elsif L_Major = 'English' then </text:p>
      <text:p text:style-name="P1"><text:s text:c="8"/>dbms_output.put_line( </text:p>
      <text:p text:style-name="P1"><text:s text:c="8"/>'Student #' || i </text:p>
      <text:p text:style-name="P1"><text:s text:c="8"/>|| ' is an English major.'); </text:p>
      <text:p text:style-name="P1"><text:s text:c="4"/>elsif <text:s/>L_Major = 'CompSci' then </text:p>
      <text:p text:style-name="P1"><text:s text:c="8"/>dbms_output.put_line( </text:p>
      <text:p text:style-name="P1"><text:s text:c="8"/>'Student #' || i </text:p>
      <text:p text:style-name="P1"><text:s text:c="8"/>|| ' is a Computer Science major.'); </text:p>
      <text:p text:style-name="P1"><text:s text:c="4"/>else </text:p>
      <text:p text:style-name="P1"><text:s text:c="8"/>dbms_output.put_line( </text:p>
      <text:p text:style-name="P1"><text:s text:c="8"/>'Student #' || i </text:p>
      <text:p text:style-name="P1"><text:s text:c="8"/>|| ' is a Geography major.'); </text:p>
      <text:p text:style-name="P1"><text:s text:c="4"/>end if; </text:p>
      <text:p text:style-name="P1"><text:s text:c="2"/>end loop; </text:p>
      <text:p text:style-name="P1">end problem9block; </text:p>
      <text:p text:style-name="P1">/ </text:p>
      <text:p text:style-name="P8">OUTPUT</text:p>
      <text:p text:style-name="P8"/>
      <text:p text:style-name="P8"/>
      <text:p text:style-name="P1">*********************************** </text:p>
      <text:p text:style-name="P27">10. <text:s text:c="2"/>ERROR at line 1: </text:p>
      <text:p text:style-name="P16">ORA-01422: exact fetch returns more than requested number of rows </text:p>
      <text:p text:style-name="P16">ORA-06512: at line 23 </text:p>
      <text:p text:style-name="P2"><text:soft-page-break/>*********************************** </text:p>
      <text:p text:style-name="P1"/>
      <text:p text:style-name="P1">begin </text:p>
      <text:p text:style-name="P1"><text:s text:c="2"/>execute immediate </text:p>
      <text:p text:style-name="P1"><text:s text:c="2"/>'create table Temp_Table( </text:p>
      <text:p text:style-name="P1"><text:s text:c="2"/>Stu_ID number(5), </text:p>
      <text:p text:style-name="P1"><text:s text:c="2"/>Lname varchar2(10), </text:p>
      <text:p text:style-name="P1"><text:s text:c="2"/>Fname varchar2(8), </text:p>
      <text:p text:style-name="P1"><text:s text:c="2"/>Mi varchar2(2), </text:p>
      <text:p text:style-name="P1"><text:s text:c="2"/>Sex varchar2(3), </text:p>
      <text:p text:style-name="P1"><text:s text:c="2"/>Major varchar2(9), </text:p>
      <text:p text:style-name="P1"><text:s text:c="2"/>Home_State varchar2(10))'; </text:p>
      <text:p text:style-name="P1"><text:s text:c="2"/></text:p>
      <text:p text:style-name="P1">end; </text:p>
      <text:p text:style-name="P1">/ </text:p>
      <text:p text:style-name="P1"><text:s text:c="2"/></text:p>
      <text:p text:style-name="P1">&lt;&lt;problem10block&gt;&gt; </text:p>
      <text:p text:style-name="P1">declare </text:p>
      <text:p text:style-name="P1"><text:s text:c="2"/>Rec_Student Student%rowtype; </text:p>
      <text:p text:style-name="P1"><text:s text:c="2"/>Counter number(2) := 1; </text:p>
      <text:p text:style-name="P1"><text:s text:c="2"/>End_Count number(2); </text:p>
      <text:p text:style-name="P1"/>
      <text:p text:style-name="P1">begin </text:p>
      <text:p text:style-name="P1"><text:s text:c="2"/>select count(Stu_ID) </text:p>
      <text:p text:style-name="P1"><text:s text:c="4"/>into End_Count </text:p>
      <text:p text:style-name="P1"><text:s text:c="2"/>from Student; </text:p>
      <text:p text:style-name="P1"><text:s text:c="2"/>loop </text:p>
      <text:p text:style-name="P1"><text:s text:c="4"/>select * </text:p>
      <text:p text:style-name="P1"><text:s text:c="6"/>into Rec_Student </text:p>
      <text:p text:style-name="P1"><text:s text:c="4"/>from Student </text:p>
      <text:p text:style-name="P1"><text:s text:c="4"/>where Stu_ID = Counter + 10000; </text:p>
      <text:p text:style-name="P1"><text:s text:c="4"/>insert into Temp_Table </text:p>
      <text:p text:style-name="P1"><text:s text:c="6"/>values Rec_Student; </text:p>
      <text:p text:style-name="P1"><text:s text:c="4"/>exit when Counter = End_Count; </text:p>
      <text:p text:style-name="P1"><text:s text:c="4"/>Counter := Counter + 1; </text:p>
      <text:p text:style-name="P1"><text:s text:c="2"/>end loop; </text:p>
      <text:p text:style-name="P1"/>
      <text:p text:style-name="P1"><text:soft-page-break/>end problem10block; </text:p>
      <text:p text:style-name="P1">/ </text:p>
      <text:p text:style-name="P1"/>
      <text:p text:style-name="P1">select * from Temp_Table; </text:p>
      <text:p text:style-name="P1"/>
      <text:p text:style-name="P1">/ </text:p>
      <text:p text:style-name="P1"/>
      <text:p text:style-name="P9">OUTPUT</text:p>
      <text:p text:style-name="P9"/>
      <text:p text:style-name="P1">*********************************** </text:p>
      <text:p text:style-name="P1">-- Ending cleanup </text:p>
      <text:p text:style-name="P1"/>
      <text:p text:style-name="P1">drop table Theater; </text:p>
      <text:p text:style-name="P1">drop sequence temp_seq; </text:p>
      <text:p text:style-name="P1">drop table Student; </text:p>
      <text:p text:style-name="P1">drop table Course; </text:p>
      <text:p text:style-name="P1">drop table Student_Course; </text:p>
      <text:p text:style-name="P1">drop table Temp_Table; </text:p>
      <text:p text:style-name="P1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9:11:52.264370464</meta:creation-date>
    <dc:date>2017-01-22T17:27:04.933856971</dc:date>
    <meta:editing-duration>PT50M8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19" meta:paragraph-count="589" meta:word-count="2133" meta:character-count="17595" meta:non-whitespace-character-count="12892"/>
  </office:meta>
</office:document-meta>
</file>